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D87000080B6E02869A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nc 2012</text:p>
      <text:p text:style-name="Standard"><draw:frame draw:style-name="fr1" draw:name="graphics1" text:anchor-type="paragraph" svg:x="0.1547in" svg:y="2.0209in" svg:width="6.9252in" svg:height="9.5299in" draw:z-index="0"><draw:image xlink:href="Pictures/2000000700005D87000080B6E02869AE.svm" xlink:type="simple" xlink:show="embed" xlink:actuate="onLoad"/></draw:frame>Professor Sherri Shulman</text:p>
      <text:p text:style-name="Standard">assignment 6 -owenMeyer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 a value is valid</text:p>
      <text:p text:style-name="Standard">2. a variable is valid if it's id appears in the type map.</text:p>
      <text:p text:style-name="Standard">2. a binary is valid if all the following are true:</text:p>
      <text:p text:style-name="Standard"><text:tab/>a. <text:s/>it's expressions term1 and term2 are valid.</text:p>
      <text:p text:style-name="Standard"><text:tab/>b. <text:s/>if it's binaryOp op is arithmetic then it's term1 must be either int or float and</text:p>
      <text:p text:style-name="Standard"><text:tab/><text:tab/>if it's term1 is float then it's term2 must be either float or int.</text:p>
      <text:p text:style-name="Standard"><text:tab/><text:tab/>if it's term1 is int then it's term2 must be either int or char.</text:p>
      <text:p text:style-name="Standard">c. <text:s/>if it's op is relational then</text:p>
      <text:p text:style-name="Standard"><text:tab/><text:tab/>if it's term1 is float then it's term2 must be either float or int.</text:p>
      <text:p text:style-name="Standard"><text:tab/><text:tab/>if it's term1 is int then it's term2 must be either int or char.</text:p>
      <text:p text:style-name="Standard"><text:tab/><text:tab/>If it's term1 is char then it's term2 must be char.</text:p>
      <text:p text:style-name="Standard"><text:tab/><text:tab/>If it's term1 is bool then it's term2 must be bool.</text:p>
      <text:p text:style-name="Standard">…</text:p>
      <text:p text:style-name="Standard"/>
      <text:p text:style-name="Standard"><text:s text:c="3"/>public static void V (Expression e, TypeMap tm) {</text:p>
      <text:p text:style-name="Standard"><text:s text:c="8"/>if (e instanceof Value) </text:p>
      <text:p text:style-name="Standard"><text:s text:c="12"/>return;</text:p>
      <text:p text:style-name="Standard"><text:s text:c="8"/>if (e instanceof VariableRef) {</text:p>
      <text:p text:style-name="Standard"><text:tab/><text:tab/><text:tab/>if (e instanceof Variable){</text:p>
      <text:p text:style-name="Standard"><text:tab/><text:tab/><text:tab/><text:tab/>Variable v = (Variable)e;</text:p>
      <text:p text:style-name="Standard"><text:tab/><text:tab/><text:tab/><text:tab/>check( tm.containsKey(v), "undeclared variable: " + v);</text:p>
      <text:p text:style-name="Standard"><text:tab/><text:tab/><text:tab/><text:tab/>return;</text:p>
      <text:p text:style-name="Standard"><text:tab/><text:tab/><text:tab/>}</text:p>
      <text:p text:style-name="Standard"><text:tab/><text:tab/><text:tab/>else if (e instanceof ArrayRef){</text:p>
      <text:p text:style-name="Standard"><text:tab/><text:tab/><text:tab/><text:tab/>System.out.println("checking array ref.");</text:p>
      <text:p text:style-name="Standard"><text:tab/><text:tab/><text:tab/><text:tab/>ArrayRef a = (ArrayRef)e;</text:p>
      <text:p text:style-name="Standard"><text:tab/><text:tab/><text:tab/><text:tab/>check( tm.containsKey(a), "undeclared array: " + a);</text:p>
      <text:p text:style-name="Standard"><text:tab/><text:tab/><text:tab/><text:tab/>check( typeOf(a.index(),tm)==Type.INT,"non integer index value");</text:p>
      <text:p text:style-name="Standard"><text:tab/><text:tab/><text:tab/><text:tab/>return;</text:p>
      <text:p text:style-name="Standard"><text:tab/><text:tab/><text:tab/>}</text:p>
      <text:p text:style-name="Standard"><text:s text:c="8"/>}</text:p>
      <text:p text:style-name="Standard"><text:s text:c="8"/>if (e instanceof Binary) {</text:p>
      <text:p text:style-name="Standard"><text:s text:c="12"/>Binary b = (Binary) e;</text:p>
      <text:p text:style-name="Standard"><text:s text:c="12"/>Type typ1 = typeOf(b.term1, tm);</text:p>
      <text:p text:style-name="Standard"><text:s text:c="12"/>Type typ2 = typeOf(b.term2, tm);</text:p>
      <text:p text:style-name="Standard"><text:s text:c="12"/>V (b.term1, tm);</text:p>
      <text:p text:style-name="Standard"><text:s text:c="12"/>V (b.term2, tm);</text:p>
      <text:p text:style-name="Standard"><text:s text:c="12"/>if (b.op.ArithmeticOp( )){</text:p>
      <text:p text:style-name="Standard"><text:soft-page-break/><text:tab/><text:tab/><text:tab/><text:tab/>//added -&gt;</text:p>
      <text:p text:style-name="Standard"><text:tab/><text:tab/><text:tab/><text:tab/>if(typ1 == Type.FLOAT)</text:p>
      <text:p text:style-name="Standard"><text:tab/><text:tab/><text:tab/><text:tab/><text:tab/>check( typ2 == Type.FLOAT || typ2 == Type.INT,</text:p>
      <text:p text:style-name="Standard"><text:tab/><text:tab/><text:tab/><text:tab/><text:tab/><text:tab/><text:tab/><text:tab/> <text:s text:c="2"/><text:tab/>"type error for" + b.op);</text:p>
      <text:p text:style-name="Standard"><text:tab/><text:tab/><text:tab/><text:tab/>else if(typ1 == Type.INT)</text:p>
      <text:p text:style-name="Standard"><text:tab/><text:tab/><text:tab/><text:tab/><text:tab/>check( typ2 == Type.FLOAT || typ2 == Type.INT || typ2 == Type.CHAR, </text:p>
      <text:p text:style-name="Standard"><text:tab/><text:tab/><text:tab/><text:tab/><text:tab/><text:tab/><text:tab/><text:tab/><text:tab/>"type error for" + b.op);</text:p>
      <text:p text:style-name="Standard"><text:tab/><text:tab/><text:tab/><text:tab/>else throw new IllegalArgumentException("type error for" + b.op);</text:p>
      <text:p text:style-name="Standard"><text:tab/><text:tab/><text:tab/>}</text:p>
      <text:p text:style-name="Standard"><text:tab/><text:tab/><text:tab/><text:tab/>//added &lt;-</text:p>
      <text:p text:style-name="Standard"><text:tab/><text:tab/><text:tab/>/*</text:p>
      <text:p text:style-name="Standard"><text:s text:c="16"/>check( typ1 == typ2 &amp;&amp;</text:p>
      <text:p text:style-name="Standard"><text:s text:c="23"/>(typ1 == Type.INT || typ1 == Type.FLOAT)</text:p>
      <text:p text:style-name="Standard"><text:s text:c="23"/>, "type error for " + b.op);</text:p>
      <text:p text:style-name="Standard"><text:tab/><text:tab/><text:tab/>*/</text:p>
      <text:p text:style-name="Standard"><text:tab/><text:tab/><text:tab/>else if (b.op.RelationalOp( )){</text:p>
      <text:p text:style-name="Standard"><text:tab/><text:tab/><text:tab/><text:tab/>//added -&gt;</text:p>
      <text:p text:style-name="Standard"><text:tab/><text:tab/><text:tab/><text:tab/>if(typ1 == Type.FLOAT)</text:p>
      <text:p text:style-name="Standard"><text:tab/><text:tab/><text:tab/><text:tab/><text:tab/>check( typ2 == Type.FLOAT || typ2 == Type.INT, </text:p>
      <text:p text:style-name="Standard"><text:tab/><text:tab/><text:tab/><text:tab/><text:tab/><text:tab/><text:tab/><text:tab/><text:tab/>"type error for" + b.op);</text:p>
      <text:p text:style-name="Standard"><text:tab/><text:tab/><text:tab/><text:tab/>else if(typ1 == Type.INT) //added</text:p>
      <text:p text:style-name="Standard"><text:tab/><text:tab/><text:tab/><text:tab/><text:tab/>check( typ2 == Type.INT || typ2 == Type.CHAR, </text:p>
      <text:p text:style-name="Standard"><text:tab/><text:tab/><text:tab/><text:tab/><text:tab/><text:tab/><text:tab/><text:tab/><text:tab/>"type error for" + b.op);</text:p>
      <text:p text:style-name="Standard"><text:tab/><text:tab/><text:tab/><text:tab/>else if(typ1 == Type.CHAR)</text:p>
      <text:p text:style-name="Standard"><text:tab/><text:tab/><text:tab/><text:tab/><text:tab/>check(typ2 == Type.INT || typ2 == Type.CHAR, </text:p>
      <text:p text:style-name="Standard"><text:tab/><text:tab/><text:tab/><text:tab/><text:tab/><text:tab/><text:tab/><text:tab/><text:tab/>"type error for" + b.op);</text:p>
      <text:p text:style-name="Standard"><text:tab/><text:tab/><text:tab/><text:tab/>else throw new IllegalArgumentException("type error for" + b.op);</text:p>
      <text:p text:style-name="Standard"><text:tab/><text:tab/><text:tab/>}</text:p>
      <text:p text:style-name="Standard"><text:tab/><text:tab/><text:tab/><text:tab/>//added &lt;-</text:p>
      <text:p text:style-name="Standard"/>
      <text:p text:style-name="Standard"><text:s text:c="12"/>// <text:s text:c="3"/>check( typ1 == typ2 , "type error for " + b.op);</text:p>
      <text:p text:style-name="Standard"/>
      <text:p text:style-name="Standard"><text:s text:c="12"/>else if (b.op.BooleanOp( )) </text:p>
      <text:p text:style-name="Standard"><text:s text:c="16"/>check( typ1 == Type.BOOL &amp;&amp; typ2 == Type.BOOL,</text:p>
      <text:p text:style-name="Standard"><text:s text:c="23"/>b.op + ": non-bool operand");</text:p>
      <text:p text:style-name="Standard"><text:s text:c="12"/>else</text:p>
      <text:p text:style-name="Standard"><text:s text:c="16"/>throw new IllegalArgumentException("should never reach here");</text:p>
      <text:p text:style-name="Standard"><text:s text:c="12"/>return;</text:p>
      <text:p text:style-name="Standard"><text:s text:c="8"/>}</text:p>
      <text:p text:style-name="Standard"><text:s text:c="8"/>// student exercise</text:p>
      <text:p text:style-name="Standard"><text:tab/><text:tab/>if (e instanceof Unary) {</text:p>
      <text:p text:style-name="Standard"><text:tab/><text:tab/><text:tab/>Unary u = (Unary) e;</text:p>
      <text:p text:style-name="Standard"><text:tab/><text:tab/><text:tab/>Type t = typeOf(u.term,tm);</text:p>
      <text:p text:style-name="Standard"><text:tab/><text:tab/><text:tab/>V (u.term, tm);</text:p>
      <text:p text:style-name="Standard"><text:tab/><text:tab/><text:tab/>if (u.op.NotOp() )</text:p>
      <text:p text:style-name="Standard"><text:tab/><text:tab/><text:tab/><text:tab/>check(typeOf(u.term,tm)==Type.BOOL,</text:p>
      <text:p text:style-name="Standard"><text:tab/><text:tab/><text:tab/><text:tab/><text:tab/><text:tab/><text:tab/><text:tab/>"Booleon Operator, NonBoolean Operand");</text:p>
      <text:p text:style-name="Standard"><text:tab/><text:tab/><text:tab/>else if (u.op.NegateOp() )</text:p>
      <text:p text:style-name="Standard"><text:soft-page-break/><text:tab/><text:tab/><text:tab/><text:tab/>check(typeOf(u.term,tm)==Type.INT || typeOf(u.term,tm)==Type.FLOAT,</text:p>
      <text:p text:style-name="Standard"><text:tab/><text:tab/><text:tab/><text:tab/><text:tab/><text:tab/><text:tab/><text:tab/>"Negate Operator, NonNumeric Operand");</text:p>
      <text:p text:style-name="Standard"><text:tab/><text:tab/><text:tab/>else if (u.op.charOp() || u.op.floatOp())</text:p>
      <text:p text:style-name="Standard"><text:tab/><text:tab/><text:tab/><text:tab/>check(typeOf(u.term,tm)==Type.INT,"Illegal Cast");</text:p>
      <text:p text:style-name="Standard"><text:tab/><text:tab/><text:tab/>else if (u.op.intOp() )</text:p>
      <text:p text:style-name="Standard"><text:tab/><text:tab/><text:tab/><text:tab/>check(typeOf(u.term,tm)==Type.CHAR || typeOf(u.term,tm)==Type.FLOAT,</text:p>
      <text:p text:style-name="Standard"><text:tab/><text:tab/><text:tab/><text:tab/><text:tab/><text:tab/><text:tab/><text:tab/>"Illegal Cast");</text:p>
      <text:p text:style-name="Standard"><text:tab/><text:tab/><text:tab/>return;</text:p>
      <text:p text:style-name="Standard"><text:tab/><text:tab/>}</text:p>
      <text:p text:style-name="Standard"><text:tab/><text:tab/><text:tab/><text:tab/>//student end</text:p>
      <text:p text:style-name="Standard"><text:tab/><text:tab/>else throw new IllegalArgumentException("should never reach here");</text:p>
      <text:p text:style-name="Standard"><text:s text:c="4"/>}</text:p>
      <text:p text:style-name="Standard"/>
      <text:p text:style-name="Standard"/>
      <text:p text:style-name="Standard">6.9)</text:p>
      <text:p text:style-name="Standard">import java.util.*;</text:p>
      <text:p text:style-name="Standard"/>
      <text:p text:style-name="Standard">public class TypeTransformer {</text:p>
      <text:p text:style-name="Standard"/>
      <text:p text:style-name="Standard"><text:s text:c="4"/>public static Program T (Program p, TypeMap tm) {</text:p>
      <text:p text:style-name="Standard"><text:s text:c="8"/>Block body = (Block)T(p.body, tm);</text:p>
      <text:p text:style-name="Standard"><text:s text:c="8"/>return new Program(p.decpart, body);</text:p>
      <text:p text:style-name="Standard"><text:s text:c="4"/>} </text:p>
      <text:p text:style-name="Standard"/>
      <text:p text:style-name="Standard"><text:s text:c="4"/>public static Expression T (Expression e, TypeMap tm) {</text:p>
      <text:p text:style-name="Standard"><text:s text:c="8"/>if (e instanceof Value) </text:p>
      <text:p text:style-name="Standard"><text:s text:c="12"/>return e;</text:p>
      <text:p text:style-name="Standard"><text:s text:c="8"/>if (e instanceof VariableRef){</text:p>
      <text:p text:style-name="Standard"><text:tab/><text:tab/><text:tab/>if (e instanceof Variable)</text:p>
      <text:p text:style-name="Standard"><text:tab/><text:tab/><text:tab/><text:tab/>return e;</text:p>
      <text:p text:style-name="Standard"><text:tab/><text:tab/><text:tab/>if (e instanceof ArrayRef)</text:p>
      <text:p text:style-name="Standard"><text:tab/><text:tab/><text:tab/><text:tab/>return e;</text:p>
      <text:p text:style-name="Standard"><text:tab/><text:tab/>}</text:p>
      <text:p text:style-name="Standard"><text:s text:c="8"/>if (e instanceof Binary) {</text:p>
      <text:p text:style-name="Standard"><text:s text:c="12"/>Binary b = (Binary)e; </text:p>
      <text:p text:style-name="Standard"><text:s text:c="12"/>Type typ1 = StaticTypeCheck.typeOf(b.term1, tm);</text:p>
      <text:p text:style-name="Standard"><text:s text:c="12"/>Type typ2 = StaticTypeCheck.typeOf(b.term2, tm);</text:p>
      <text:p text:style-name="Standard"><text:s text:c="12"/>Expression t1 = T (b.term1, tm);</text:p>
      <text:p text:style-name="Standard"><text:s text:c="12"/>Expression t2 = T (b.term2, tm);</text:p>
      <text:p text:style-name="Standard"><text:s text:c="12"/>if (typ1 == Type.INT){</text:p>
      <text:p text:style-name="Standard"><text:tab/><text:tab/><text:tab/><text:tab/>if (typ2 == Type.FLOAT)</text:p>
      <text:p text:style-name="Standard"><text:tab/><text:tab/><text:tab/><text:tab/><text:tab/>return new Binary(b.op.intMap(b.op.val),t1,</text:p>
      <text:p text:style-name="Standard"><text:tab/><text:tab/><text:tab/><text:tab/><text:tab/><text:tab/><text:tab/>new Unary(Operator.floatMap(Operator.INT),t2));</text:p>
      <text:p text:style-name="Standard"><text:tab/><text:tab/><text:tab/><text:tab/>else if (typ2 == Type.INT)</text:p>
      <text:p text:style-name="Standard"><text:s text:c="16"/><text:tab/>return new Binary(b.op.intMap(b.op.val), t1,t2);</text:p>
      <text:p text:style-name="Standard"><text:tab/><text:tab/><text:tab/><text:tab/>else if (typ2 == Type.CHAR)</text:p>
      <text:p text:style-name="Standard"><text:tab/><text:tab/><text:tab/><text:tab/><text:tab/>return new Binary(b.op.intMap(b.op.val), t1,</text:p>
      <text:p text:style-name="Standard"><text:soft-page-break/><text:tab/><text:tab/><text:tab/><text:tab/><text:tab/><text:tab/><text:tab/>new Unary(Operator.charMap(Operator.INT),t2) );</text:p>
      <text:p text:style-name="Standard"><text:tab/><text:tab/><text:tab/>}</text:p>
      <text:p text:style-name="Standard"><text:s text:c="12"/>else if (typ1 == Type.FLOAT){</text:p>
      <text:p text:style-name="Standard"><text:tab/><text:tab/><text:tab/><text:tab/>if (typ2 == Type.FLOAT)</text:p>
      <text:p text:style-name="Standard"><text:s text:c="16"/><text:tab/>return new Binary(b.op.floatMap(b.op.val), t1,t2);</text:p>
      <text:p text:style-name="Standard"><text:tab/><text:tab/><text:tab/><text:tab/>else if (typ2 == Type.INT)</text:p>
      <text:p text:style-name="Standard"><text:tab/><text:tab/><text:tab/><text:tab/><text:tab/>return new Binary(b.op.floatMap(b.op.val), t1,</text:p>
      <text:p text:style-name="Standard"><text:tab/><text:tab/><text:tab/><text:tab/><text:tab/><text:tab/><text:tab/>new Unary(Operator.intMap(Operator.FLOAT),t2) );</text:p>
      <text:p text:style-name="Standard"><text:tab/><text:tab/><text:tab/>}</text:p>
      <text:p text:style-name="Standard"><text:s text:c="12"/>else if (typ1 == Type.CHAR){</text:p>
      <text:p text:style-name="Standard"><text:tab/><text:tab/><text:tab/><text:tab/>if (typ2 == Type.CHAR)</text:p>
      <text:p text:style-name="Standard"><text:s text:c="16"/><text:tab/>return new Binary(b.op.charMap(b.op.val), t1,t2);</text:p>
      <text:p text:style-name="Standard"><text:tab/><text:tab/><text:tab/><text:tab/>else if (typ2 == Type.INT)</text:p>
      <text:p text:style-name="Standard"><text:tab/><text:tab/><text:tab/><text:tab/><text:tab/>return new Binary(b.op.charMap(b.op.val), t1,</text:p>
      <text:p text:style-name="Standard"><text:tab/><text:tab/><text:tab/><text:tab/><text:tab/><text:tab/><text:tab/>new Unary(Operator.intMap(Operator.CHAR), t2));</text:p>
      <text:p text:style-name="Standard"><text:tab/><text:tab/><text:tab/>}</text:p>
      <text:p text:style-name="Standard"><text:s text:c="12"/>else if (typ1 == Type.BOOL) </text:p>
      <text:p text:style-name="Standard"><text:s text:c="16"/>return new Binary(b.op.boolMap(b.op.val), t1,t2);</text:p>
      <text:p text:style-name="Standard"><text:s text:c="12"/>throw new IllegalArgumentException("should never reach here");</text:p>
      <text:p text:style-name="Standard"><text:tab/><text:tab/>}</text:p>
      <text:p text:style-name="Standard"><text:tab/><text:tab/>// student exercise begin</text:p>
      <text:p text:style-name="Standard"><text:tab/><text:tab/>if (e instanceof Unary){</text:p>
      <text:p text:style-name="Standard"><text:tab/><text:tab/><text:tab/>Unary u = (Unary) e;</text:p>
      <text:p text:style-name="Standard"><text:tab/><text:tab/><text:tab/>Type typ = StaticTypeCheck.typeOf(u.term, tm);</text:p>
      <text:p text:style-name="Standard"><text:tab/><text:tab/><text:tab/>Expression t = T (u.term, tm);</text:p>
      <text:p text:style-name="Standard"><text:tab/><text:tab/><text:tab/>if (typ == Type.INT)</text:p>
      <text:p text:style-name="Standard"><text:tab/><text:tab/><text:tab/><text:tab/>return new Unary(u.op.intMap(u.op.val), t);</text:p>
      <text:p text:style-name="Standard"><text:tab/><text:tab/><text:tab/>else if (typ == Type.FLOAT)</text:p>
      <text:p text:style-name="Standard"><text:tab/><text:tab/><text:tab/><text:tab/>return new Unary(u.op.floatMap(u.op.val), t);</text:p>
      <text:p text:style-name="Standard"><text:tab/><text:tab/><text:tab/>else if (typ == Type.CHAR)</text:p>
      <text:p text:style-name="Standard"><text:tab/><text:tab/><text:tab/><text:tab/>return new Unary(u.op.charMap(u.op.val), t);</text:p>
      <text:p text:style-name="Standard"><text:tab/><text:tab/><text:tab/>else if (typ == Type.BOOL)</text:p>
      <text:p text:style-name="Standard"><text:tab/><text:tab/><text:tab/><text:tab/>return u;// new Unary(new Operator(Operator.NOT), t);</text:p>
      <text:p text:style-name="Standard"><text:tab/><text:tab/><text:tab/>else throw new IllegalArgumentException("unary dissillusion");<text:tab/></text:p>
      <text:p text:style-name="Standard"><text:tab/><text:tab/>}</text:p>
      <text:p text:style-name="Standard"><text:s text:c="8"/>// student exercise end</text:p>
      <text:p text:style-name="Standard"><text:s text:c="8"/>throw new IllegalArgumentException("should never reach here!!");</text:p>
      <text:p text:style-name="Standard"><text:s text:c="4"/>}</text:p>
      <text:p text:style-name="Standard"/>
      <text:p text:style-name="Standard"><text:s text:c="4"/>public static Statement T (Statement s, TypeMap tm) {</text:p>
      <text:p text:style-name="Standard"><text:s text:c="8"/>if (s instanceof Skip) return s;</text:p>
      <text:p text:style-name="Standard"><text:s text:c="8"/>if (s instanceof Assignment) {</text:p>
      <text:p text:style-name="Standard"><text:s text:c="12"/>Assignment a = (Assignment)s;</text:p>
      <text:p text:style-name="Standard"><text:tab/><text:tab/><text:tab/>VariableRef target = null;</text:p>
      <text:p text:style-name="Standard"><text:tab/><text:tab/><text:tab/>if (a.target instanceof Variable)</text:p>
      <text:p text:style-name="Standard"><text:tab/><text:tab/><text:tab/><text:tab/>target = (Variable)a.target;</text:p>
      <text:p text:style-name="Standard"><text:tab/><text:tab/><text:tab/>if (a.target instanceof ArrayRef)</text:p>
      <text:p text:style-name="Standard"><text:tab/><text:tab/><text:tab/><text:tab/>target = (ArrayRef)a.target;</text:p>
      <text:p text:style-name="Standard"><text:soft-page-break/><text:tab/><text:tab/><text:tab/>Expression src = T (a.source, tm);</text:p>
      <text:p text:style-name="Standard"><text:tab/><text:tab/><text:tab/>Type ttype = (Type)tm.get(a.target);</text:p>
      <text:p text:style-name="Standard"><text:tab/><text:tab/><text:tab/>Type srctype = StaticTypeCheck.typeOf(a.source, tm);</text:p>
      <text:p text:style-name="Standard"><text:s text:c="12"/>if (ttype == Type.FLOAT) {</text:p>
      <text:p text:style-name="Standard"><text:s text:c="16"/>if (srctype == Type.INT) {</text:p>
      <text:p text:style-name="Standard"><text:s text:c="20"/>src = new Unary(new Operator(Operator.I2F), src);</text:p>
      <text:p text:style-name="Standard"><text:s text:c="20"/>srctype = Type.FLOAT;</text:p>
      <text:p text:style-name="Standard"><text:s text:c="16"/>}</text:p>
      <text:p text:style-name="Standard"><text:s text:c="12"/>}</text:p>
      <text:p text:style-name="Standard"><text:s text:c="12"/>else if (ttype == Type.INT) {</text:p>
      <text:p text:style-name="Standard"><text:s text:c="16"/>if (srctype == Type.CHAR) {</text:p>
      <text:p text:style-name="Standard"><text:s text:c="20"/>src = new Unary(new Operator(Operator.C2I), src);</text:p>
      <text:p text:style-name="Standard"><text:s text:c="20"/>srctype = Type.INT;</text:p>
      <text:p text:style-name="Standard"><text:s text:c="16"/>}</text:p>
      <text:p text:style-name="Standard"><text:s text:c="12"/>}</text:p>
      <text:p text:style-name="Standard"><text:s text:c="12"/>StaticTypeCheck.check( ttype == srctype,</text:p>
      <text:p text:style-name="Standard"><text:s text:c="22"/>"bug in assignment to " + target);</text:p>
      <text:p text:style-name="Standard"><text:s text:c="12"/>return new Assignment(target, src);</text:p>
      <text:p text:style-name="Standard"><text:s text:c="8"/>} </text:p>
      <text:p text:style-name="Standard"><text:s text:c="8"/>if (s instanceof Conditional) {</text:p>
      <text:p text:style-name="Standard"><text:s text:c="12"/>Conditional c = (Conditional)s;</text:p>
      <text:p text:style-name="Standard"><text:s text:c="12"/>Expression test = T (c.test, tm);</text:p>
      <text:p text:style-name="Standard"><text:s text:c="12"/>Statement tbr = T (c.thenbranch, tm);</text:p>
      <text:p text:style-name="Standard"><text:s text:c="12"/>Statement ebr = T (c.elsebranch, tm);</text:p>
      <text:p text:style-name="Standard"><text:s text:c="12"/>return new Conditional(test, <text:s/>tbr, ebr);</text:p>
      <text:p text:style-name="Standard"><text:s text:c="8"/>}</text:p>
      <text:p text:style-name="Standard"><text:s text:c="8"/>if (s instanceof Loop) {</text:p>
      <text:p text:style-name="Standard"><text:s text:c="12"/>Loop l = (Loop)s;</text:p>
      <text:p text:style-name="Standard"><text:s text:c="12"/>Expression test = T (l.test, tm);</text:p>
      <text:p text:style-name="Standard"><text:s text:c="12"/>Statement body = T (l.body, tm);</text:p>
      <text:p text:style-name="Standard"><text:s text:c="12"/>return new Loop(test, body);</text:p>
      <text:p text:style-name="Standard"><text:s text:c="8"/>}</text:p>
      <text:p text:style-name="Standard"><text:s text:c="8"/>if (s instanceof Block) {</text:p>
      <text:p text:style-name="Standard"><text:s text:c="12"/>Block b = (Block)s;</text:p>
      <text:p text:style-name="Standard"><text:s text:c="12"/>Block out = new Block();</text:p>
      <text:p text:style-name="Standard"><text:s text:c="12"/>for (Statement stmt : b.members)</text:p>
      <text:p text:style-name="Standard"><text:s text:c="16"/>out.members.add(T(stmt, tm));</text:p>
      <text:p text:style-name="Standard"><text:s text:c="12"/>return out;</text:p>
      <text:p text:style-name="Standard"><text:s text:c="8"/>}</text:p>
      <text:p text:style-name="Standard"><text:s text:c="8"/>throw new IllegalArgumentException("should never reach here");</text:p>
      <text:p text:style-name="Standard"><text:s text:c="4"/>}</text:p>
      <text:p text:style-name="Standard"><text:s text:c="4"/></text:p>
      <text:p text:style-name="Standard"/>
      <text:p text:style-name="Standard"><text:s text:c="4"/>public static void main(String args[]) {</text:p>
      <text:p text:style-name="Standard"><text:s text:c="8"/>Parser parser <text:s/>= new Parser(new Lexer(args[0]));</text:p>
      <text:p text:style-name="Standard"><text:s text:c="8"/>Program prog = parser.program();</text:p>
      <text:p text:style-name="Standard"><text:s text:c="9"/>prog.display(); <text:s text:c="10"/>// student exercise</text:p>
      <text:p text:style-name="Standard"><text:s text:c="8"/>System.out.println("\nBegin type checking...");</text:p>
      <text:p text:style-name="Standard"><text:s text:c="8"/>System.out.println("Type map:");</text:p>
      <text:p text:style-name="Standard"><text:soft-page-break/><text:s text:c="8"/>TypeMap map = StaticTypeCheck.typing(prog.decpart);</text:p>
      <text:p text:style-name="Standard"><text:s text:c="9"/>map.display(); <text:s text:c="3"/>// student exercise</text:p>
      <text:p text:style-name="Standard"><text:s text:c="8"/>StaticTypeCheck.V(prog);</text:p>
      <text:p text:style-name="Standard"><text:s text:c="8"/>Program out = T(prog, map);</text:p>
      <text:p text:style-name="Standard"><text:s text:c="8"/>System.out.println("Output AST");</text:p>
      <text:p text:style-name="Standard"><text:s text:c="9"/>out.display(); <text:s text:c="3"/>// student exercise</text:p>
      <text:p text:style-name="Standard"><text:s text:c="4"/>} //main</text:p>
      <text:p text:style-name="Standard"/>
      <text:p text:style-name="Standard"><text:s text:c="4"/>} // class TypeTransformer</text:p>
      <text:p text:style-name="Standard"/>
      <text:p text:style-name="Standard"/>
      <text:p text:style-name="Standard">6.10)</text:p>
      <text:p text:style-name="Standard">…</text:p>
      <text:p text:style-name="Standard">= V (e.term1, tm) and V (e.term2, tm)</text:p>
      <text:p text:style-name="Standard">and <text:tab/>(typeOf (e.term2, tm) is elem of {float, int}</text:p>
      <text:p text:style-name="Standard"><text:tab/><text:tab/>if typeOf (e.term1, tm) = float</text:p>
      <text:p text:style-name="Standard"><text:tab/>or typeOf (e.term2, tm) is elem of {int, char}</text:p>
      <text:p text:style-name="Standard"><text:tab/><text:tab/>if typeOf (e.term1, tm) = int)</text:p>
      <text:p text:style-name="Standard"><text:tab/><text:tab/><text:tab/>if e is binary and e.op is elem {arithmeticOp}</text:p>
      <text:p text:style-name="Standard">…</text:p>
      <text:p text:style-name="Standard"/>
      <text:p text:style-name="Standard">6.11</text:p>
      <text:p text:style-name="Standard"/>
      <text:p text:style-name="Standard"><text:s text:c="3"/>public static void V (Statement s, TypeMap tm) {</text:p>
      <text:p text:style-name="Standard"><text:s text:c="8"/>if ( s == null )</text:p>
      <text:p text:style-name="Standard"><text:s text:c="12"/>throw new IllegalArgumentException( "AST error: null statement");</text:p>
      <text:p text:style-name="Standard"><text:s text:c="8"/>if (s instanceof Skip) return;</text:p>
      <text:p text:style-name="Standard"><text:s text:c="8"/>if (s instanceof Assignment) {</text:p>
      <text:p text:style-name="Standard"><text:s text:c="12"/>Assignment a = (Assignment)s;</text:p>
      <text:p text:style-name="Standard"><text:tab/><text:tab/><text:tab/>if (a.target instanceof Variable){</text:p>
      <text:p text:style-name="Standard"><text:tab/><text:tab/><text:tab/><text:tab/>System.out.println("check variable ref: "+a.target.toString());</text:p>
      <text:p text:style-name="Standard"><text:tab/><text:tab/><text:tab/><text:tab/>check( tm.containsKey((Variable)a.target)</text:p>
      <text:p text:style-name="Standard"><text:s text:c="19"/>, " undefined Vtarget in assignment: " + a.target);</text:p>
      <text:p text:style-name="Standard"><text:tab/><text:tab/><text:tab/>}</text:p>
      <text:p text:style-name="Standard"><text:tab/><text:tab/><text:tab/>else if (a.target instanceof ArrayRef){</text:p>
      <text:p text:style-name="Standard"><text:tab/><text:tab/><text:tab/><text:tab/>System.out.println("checking array ref: "+ a.target.toString());</text:p>
      <text:p text:style-name="Standard"><text:tab/><text:tab/><text:tab/><text:tab/>check(tm.containsKey((ArrayRef)a.target),</text:p>
      <text:p text:style-name="Standard"><text:tab/><text:tab/><text:tab/><text:tab/><text:tab/>"undefined Atarget in assignment:" + a.target);</text:p>
      <text:p text:style-name="Standard"><text:tab/><text:tab/><text:tab/><text:tab/>V (a.target,tm);</text:p>
      <text:p text:style-name="Standard"><text:tab/><text:tab/><text:tab/>}</text:p>
      <text:p text:style-name="Standard"><text:s text:c="12"/>V(a.source, tm);</text:p>
      <text:p text:style-name="Standard"><text:s text:c="12"/>Type ttype = (Type)tm.get(a.target);</text:p>
      <text:p text:style-name="Standard"><text:s text:c="12"/>Type srctype = typeOf(a.source, tm);</text:p>
      <text:p text:style-name="Standard"><text:s text:c="12"/>if (ttype != srctype) {</text:p>
      <text:p text:style-name="Standard"><text:s text:c="16"/>if (ttype == Type.FLOAT)</text:p>
      <text:p text:style-name="Standard"><text:s text:c="20"/>check( srctype == Type.INT</text:p>
      <text:p text:style-name="Standard"><text:s text:c="27"/>, "mixed mode assignment to " + a.target);</text:p>
      <text:p text:style-name="Standard"><text:s text:c="16"/>else if (ttype == Type.INT)</text:p>
      <text:p text:style-name="Standard"><text:s text:c="20"/>check( srctype == Type.CHAR</text:p>
      <text:p text:style-name="Standard"><text:soft-page-break/><text:s text:c="27"/>, "mixed mode assignment to " + a.target);</text:p>
      <text:p text:style-name="Standard"><text:s text:c="16"/>else</text:p>
      <text:p text:style-name="Standard"><text:s text:c="20"/>check( false</text:p>
      <text:p text:style-name="Standard"><text:s text:c="27"/>, "mixed mode assignment to " + a.target);</text:p>
      <text:p text:style-name="Standard"><text:s text:c="12"/>}</text:p>
      <text:p text:style-name="Standard"><text:s text:c="12"/>return;</text:p>
      <text:p text:style-name="Standard"><text:s text:c="8"/>} </text:p>
      <text:p text:style-name="Standard"><text:tab/><text:tab/>if (s instanceof Conditional){</text:p>
      <text:p text:style-name="Standard"><text:tab/><text:tab/><text:tab/>//System.out.println("Looking at Conditional.");</text:p>
      <text:p text:style-name="Standard"><text:tab/><text:tab/><text:tab/>Conditional c = (Conditional) s;</text:p>
      <text:p text:style-name="Standard"><text:tab/><text:tab/><text:tab/>V(c.test, tm);</text:p>
      <text:p text:style-name="Standard"><text:tab/><text:tab/><text:tab/>check(typeOf(c.test, tm)==Type.BOOL,"NonBoolean Test Expression.");</text:p>
      <text:p text:style-name="Standard"><text:tab/><text:tab/><text:tab/>V (c.thenbranch, tm);</text:p>
      <text:p text:style-name="Standard"><text:tab/><text:tab/><text:tab/>V (c.elsebranch, tm);</text:p>
      <text:p text:style-name="Standard"><text:tab/><text:tab/><text:tab/>return;</text:p>
      <text:p text:style-name="Standard"><text:tab/><text:tab/>}</text:p>
      <text:p text:style-name="Standard"><text:tab/><text:tab/>if (s instanceof Loop){</text:p>
      <text:p text:style-name="Standard"><text:tab/><text:tab/><text:tab/>//System.out.println("Looking at Loop.");</text:p>
      <text:p text:style-name="Standard"><text:tab/><text:tab/><text:tab/>Loop l = (Loop) s;</text:p>
      <text:p text:style-name="Standard"><text:tab/><text:tab/><text:tab/>V (l.test, tm);</text:p>
      <text:p text:style-name="Standard"><text:tab/><text:tab/><text:tab/>check(typeOf(l.test, tm)==Type.BOOL,"NonBoolean Test Expression.");</text:p>
      <text:p text:style-name="Standard"><text:tab/><text:tab/><text:tab/>V (l.body, tm);</text:p>
      <text:p text:style-name="Standard"><text:tab/><text:tab/><text:tab/>return;</text:p>
      <text:p text:style-name="Standard"><text:tab/><text:tab/>}</text:p>
      <text:p text:style-name="Standard"><text:tab/><text:tab/>if (s instanceof Block){</text:p>
      <text:p text:style-name="Standard"><text:tab/><text:tab/><text:tab/>//System.out.println("Looking at Block.");</text:p>
      <text:p text:style-name="Standard"><text:tab/><text:tab/><text:tab/>Block b = (Block) s;</text:p>
      <text:p text:style-name="Standard"><text:tab/><text:tab/><text:tab/>for (Statement stm : b.members){</text:p>
      <text:p text:style-name="Standard"><text:tab/><text:tab/><text:tab/><text:tab/>V (stm, tm);</text:p>
      <text:p text:style-name="Standard"><text:tab/><text:tab/><text:tab/>}</text:p>
      <text:p text:style-name="Standard"><text:tab/><text:tab/><text:tab/>return;</text:p>
      <text:p text:style-name="Standard"><text:tab/><text:tab/>}</text:p>
      <text:p text:style-name="Standard"><text:tab/><text:tab/>else throw new IllegalArgumentException("should never reach here");</text:p>
      <text:p text:style-name="Standard"><text:s text:c="4"/>}</text:p>
      <text:p text:style-name="Standard"/>
      <text:p text:style-name="Standard">6.12</text:p>
      <text:p text:style-name="Standard"/>
      <text:p text:style-name="Standard"><text:s text:c="2"/>public static Type typeOf (Expression e, TypeMap tm) {</text:p>
      <text:p text:style-name="Standard"><text:s text:c="8"/>if (e instanceof Value) return ((Value)e).type;</text:p>
      <text:p text:style-name="Standard"><text:s text:c="8"/>if (e instanceof VariableRef) {</text:p>
      <text:p text:style-name="Standard"><text:tab/><text:tab/><text:tab/>if (e instanceof Variable){</text:p>
      <text:p text:style-name="Standard"><text:tab/><text:tab/><text:tab/><text:tab/>Variable v = (Variable)e;</text:p>
      <text:p text:style-name="Standard"><text:tab/><text:tab/><text:tab/><text:tab/>check (tm.containsKey(v), "undefined variable: " + v);</text:p>
      <text:p text:style-name="Standard"><text:tab/><text:tab/><text:tab/><text:tab/>return (Type) tm.get(v);</text:p>
      <text:p text:style-name="Standard"><text:tab/><text:tab/><text:tab/>}</text:p>
      <text:p text:style-name="Standard"><text:tab/><text:tab/><text:tab/>else if (e instanceof ArrayRef){</text:p>
      <text:p text:style-name="Standard"><text:tab/><text:tab/><text:tab/><text:tab/>System.out.println("fetching array type");</text:p>
      <text:p text:style-name="Standard"><text:tab/><text:tab/><text:tab/><text:tab/>ArrayRef a = (ArrayRef)e;</text:p>
      <text:p text:style-name="Standard"><text:tab/><text:tab/><text:tab/><text:tab/>Type ty = (Type) tm.get(a);</text:p>
      <text:p text:style-name="Standard"><text:soft-page-break/><text:tab/><text:tab/><text:tab/><text:tab/>check (tm.containsKey(a), "undefined array: " + a);</text:p>
      <text:p text:style-name="Standard"><text:tab/><text:tab/><text:tab/><text:tab/>return ty;</text:p>
      <text:p text:style-name="Standard"><text:tab/><text:tab/><text:tab/>}</text:p>
      <text:p text:style-name="Standard"><text:s text:c="8"/>}</text:p>
      <text:p text:style-name="Standard"><text:s text:c="8"/>if (e instanceof Binary) {</text:p>
      <text:p text:style-name="Standard"><text:s text:c="12"/>Binary b = (Binary)e;</text:p>
      <text:p text:style-name="Standard"><text:s text:c="12"/>if (b.op.ArithmeticOp( ))</text:p>
      <text:p text:style-name="Standard"><text:s text:c="16"/>if (typeOf(b.term1,tm)== Type.FLOAT)</text:p>
      <text:p text:style-name="Standard"><text:s text:c="20"/>return (Type.FLOAT);</text:p>
      <text:p text:style-name="Standard"><text:s text:c="16"/>else return (Type.INT);</text:p>
      <text:p text:style-name="Standard"><text:s text:c="12"/>if (b.op.RelationalOp( ) || b.op.BooleanOp( )) </text:p>
      <text:p text:style-name="Standard"><text:s text:c="16"/>return (Type.BOOL);</text:p>
      <text:p text:style-name="Standard"><text:s text:c="8"/>}</text:p>
      <text:p text:style-name="Standard"><text:s text:c="8"/>if (e instanceof Unary) {</text:p>
      <text:p text:style-name="Standard"><text:s text:c="12"/>Unary u = (Unary)e;</text:p>
      <text:p text:style-name="Standard"><text:s text:c="12"/>if (u.op.NotOp( )) <text:s text:c="7"/>return (Type.BOOL);</text:p>
      <text:p text:style-name="Standard"><text:s text:c="12"/>else if (u.op.NegateOp( )) return typeOf(u.term,tm);</text:p>
      <text:p text:style-name="Standard"><text:s text:c="12"/>else if (u.op.intOp( )) <text:s text:c="3"/>return (Type.INT);</text:p>
      <text:p text:style-name="Standard"><text:s text:c="12"/>else if (u.op.floatOp( )) return (Type.FLOAT);</text:p>
      <text:p text:style-name="Standard"><text:s text:c="12"/>else if (u.op.charOp( )) <text:s/>return (Type.CHAR);</text:p>
      <text:p text:style-name="Standard"><text:s text:c="8"/>}</text:p>
      <text:p text:style-name="Standard"><text:s text:c="8"/>throw new IllegalArgumentException("should never reach here");</text:p>
      <text:p text:style-name="Standard"><text:s text:c="4"/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wen meyer</meta:initial-creator>
    <meta:creation-date>2012-11-27T22:15:40.82</meta:creation-date>
    <dc:date>2012-11-27T22:58:37.66</dc:date>
    <dc:creator>owen meyer</dc:creator>
    <meta:editing-duration>PT7M56S</meta:editing-duration>
    <meta:editing-cycles>3</meta:editing-cycles>
    <meta:generator>OpenOffice.org/3.3$Win32 OpenOffice.org_project/330m20$Build-9567</meta:generator>
    <meta:document-statistic meta:table-count="0" meta:image-count="1" meta:object-count="0" meta:page-count="9" meta:paragraph-count="337" meta:word-count="1424" meta:character-count="12123"/>
  </office:meta>
</office:document-meta>
</file>